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886cm"/>
    </style:style>
    <style:style style:name="co4" style:family="table-column">
      <style:table-column-properties fo:break-before="auto" style:column-width="2.6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02cm solid #000000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order-bottom="0.002cm solid #000000" fo:background-color="#cccccc" style:text-align-source="fix" style:repeat-content="false" fo:border-left="none" fo:border-right="none" fo:border-top="none"/>
      <style:paragraph-properties fo:text-align="center" fo:margin-left="0cm"/>
    </style:style>
    <style:style style:name="ce7" style:family="table-cell" style:parent-style-name="Default">
      <style:table-cell-properties fo:background-color="#cccccc"/>
    </style:style>
    <style:style style:name="ce8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002cm solid #000000" fo:background-color="#cccccc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 table:number-rows-repeated="6">
          <table:table-cell table:number-columns-repeated="14"/>
        </table:table-row>
        <table:table-row table:style-name="ro1">
          <table:table-cell table:style-name="ce1" office:value-type="string">
            <text:p>caps_height=</text:p>
          </table:table-cell>
          <table:table-cell table:style-name="ce2" office:value-type="float" office:value="1400">
            <text:p>1400</text:p>
          </table:table-cell>
          <table:table-cell table:style-name="ce7"/>
          <table:table-cell table:number-columns-repeated="11"/>
        </table:table-row>
        <table:table-row table:style-name="ro1">
          <table:table-cell table:style-name="ce1" office:value-type="string">
            <text:p>small_height=</text:p>
          </table:table-cell>
          <table:table-cell table:style-name="ce2" office:value-type="float" office:value="1024">
            <text:p>1024</text:p>
          </table:table-cell>
          <table:table-cell table:style-name="ce7"/>
          <table:table-cell table:number-columns-repeated="11"/>
        </table:table-row>
        <table:table-row table:style-name="ro1">
          <table:table-cell table:style-name="ce1" office:value-type="string">
            <text:p>free_zone=</text:p>
          </table:table-cell>
          <table:table-cell table:style-name="ce2" office:value-type="float" office:value="130">
            <text:p>130</text:p>
          </table:table-cell>
          <table:table-cell table:style-name="ce7"/>
          <table:table-cell/>
          <table:table-cell office:value-type="string">
            <text:p>Narrow=90; <text:s/>Condensed=110; <text:s/>Normal=130</text:p>
          </table:table-cell>
          <table:table-cell table:number-columns-repeated="9"/>
        </table:table-row>
        <table:table-row table:style-name="ro1">
          <table:table-cell table:style-name="ce1" office:value-type="string">
            <text:p>char_width=</text:p>
          </table:table-cell>
          <table:table-cell table:style-name="ce2" office:value-type="float" office:value="1229">
            <text:p>1229</text:p>
          </table:table-cell>
          <table:table-cell table:style-name="ce7"/>
          <table:table-cell/>
          <table:table-cell office:value-type="string">
            <text:p>Narrow=922; <text:s text:c="2"/>Condensed=1075; <text:s text:c="2"/>Normal=1229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troke width=</text:p>
          </table:table-cell>
          <table:table-cell table:style-name="ce2" office:value-type="float" office:value="150">
            <text:p>150</text:p>
          </table:table-cell>
          <table:table-cell table:style-name="ce7"/>
          <table:table-cell/>
          <table:table-cell office:value-type="string">
            <text:p>Narrow:Regular=120; Bold=184; <text:s/>Condensed &amp; Normal:Regular=150; <text:s/>Bold=210</text:p>
          </table:table-cell>
          <table:table-cell table:number-columns-repeated="9"/>
        </table:table-row>
        <table:table-row table:style-name="ro1">
          <table:table-cell table:style-name="ce1" office:value-type="string">
            <text:p>angle=</text:p>
          </table:table-cell>
          <table:table-cell table:style-name="ce2" office:value-type="float" office:value="0">
            <text:p>0</text:p>
          </table:table-cell>
          <table:table-cell table:style-name="ce7" table:formula="of:=SIN(RADIANS([.B12]))" office:value-type="float" office:value="0">
            <text:p>0</text:p>
          </table:table-cell>
          <table:table-cell table:style-name="ce9"/>
          <table:table-cell office:value-type="string">
            <text:p>Regular=0; <text:s/>Italic=12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hift_for_italic=</text:p>
          </table:table-cell>
          <table:table-cell table:style-name="ce2" office:value-type="float" office:value="-112">
            <text:p>-112</text:p>
          </table:table-cell>
          <table:table-cell table:style-name="ce7"/>
          <table:table-cell table:style-name="ce9"/>
          <table:table-cell office:value-type="string">
            <text:p>Regular=0; <text:s/>Italic=-112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8" office:value-type="string">
            <text:p>LEFT</text:p>
          </table:table-cell>
          <table:table-cell table:style-name="ce8" table:formula="of:=&quot;LSide&quot;" office:value-type="string" office:string-value="LSide">
            <text:p>LSide</text:p>
          </table:table-cell>
          <table:table-cell table:style-name="ce8" office:value-type="string">
            <text:p>L-Y</text:p>
          </table:table-cell>
          <table:table-cell table:style-name="ce8" office:value-type="string">
            <text:p>Y</text:p>
          </table:table-cell>
          <table:table-cell table:style-name="ce8" office:value-type="string">
            <text:p>R-Y</text:p>
          </table:table-cell>
          <table:table-cell table:style-name="ce8" table:formula="of:=&quot;RSide&quot;" office:value-type="string" office:string-value="RSide">
            <text:p>RSide</text:p>
          </table:table-cell>
          <table:table-cell table:style-name="ce8" office:value-type="string">
            <text:p>RIGHT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>
            <text:p>Y \ X</text:p>
          </table:table-cell>
          <table:table-cell table:style-name="ce8" office:value-type="float" office:value="0">
            <text:p>0</text:p>
          </table:table-cell>
          <table:table-cell table:style-name="ce8" table:formula="of:=[.C16]+[.B9]" office:value-type="float" office:value="130">
            <text:p>130</text:p>
          </table:table-cell>
          <table:table-cell table:style-name="ce8" table:formula="of:=[.D$16]+[.$B$11]/2" office:value-type="float" office:value="205">
            <text:p>205</text:p>
          </table:table-cell>
          <table:table-cell table:style-name="ce8" table:formula="of:=ROUND([.B10]/2;0)" office:value-type="float" office:value="615">
            <text:p>615</text:p>
          </table:table-cell>
          <table:table-cell table:style-name="ce8" table:formula="of:=[.H16]-[.B11]/2" office:value-type="float" office:value="1024">
            <text:p>1024</text:p>
          </table:table-cell>
          <table:table-cell table:style-name="ce8" table:formula="of:=[.I16]-[.B9]" office:value-type="float" office:value="1099">
            <text:p>1099</text:p>
          </table:table-cell>
          <table:table-cell table:style-name="ce8" table:formula="of:=[.$B$10]" office:value-type="float" office:value="1229">
            <text:p>1229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float" office:value="1850">
            <text:p>1850</text:p>
          </table:table-cell>
          <table:table-cell table:style-name="ce5" table:formula="of:=ROUND([.C$16]+IF(ABS([.$B$12])&gt;0.01;[.$B17]*[.$C$12]+[.$B$13];0);0)" office:value-type="float" office:value="0">
            <text:p>0</text:p>
          </table:table-cell>
          <table:table-cell table:style-name="ce5" table:number-columns-repeated="5"/>
          <table:table-cell table:style-name="ce5" table:formula="of:=ROUND([.I$16]+IF(ABS([.$B$12])&gt;0.01;[.$B17]*[.$C$12]+[.$B$13];0);0)" office:value-type="float" office:value="1229">
            <text:p>1229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1800">
            <text:p>1800</text:p>
          </table:table-cell>
          <table:table-cell table:style-name="ce6"/>
          <table:table-cell table:style-name="ce6" table:formula="of:=ROUND([.D$16]+IF(ABS([.$B$12])&gt;0.01;[.$B18]*[.$C$12]+[.$B$13];0);0)" office:value-type="float" office:value="130">
            <text:p>130</text:p>
          </table:table-cell>
          <table:table-cell table:style-name="ce6" table:formula="of:=ROUND([.E$16]+IF(ABS([.$B$12])&gt;0.01;[.$B18]*[.$C$12]+[.$B$13];0);0)" office:value-type="float" office:value="205">
            <text:p>205</text:p>
          </table:table-cell>
          <table:table-cell table:style-name="ce6" table:formula="of:=ROUND([.F$16]+IF(ABS([.$B$12])&gt;0.01;[.$B18]*[.$C$12]+[.$B$13];0);0)" office:value-type="float" office:value="615">
            <text:p>615</text:p>
          </table:table-cell>
          <table:table-cell table:style-name="ce6" table:formula="of:=ROUND([.G$16]+IF(ABS([.$B$12])&gt;0.01;[.$B18]*[.$C$12]+[.$B$13];0);0)" office:value-type="float" office:value="1024">
            <text:p>1024</text:p>
          </table:table-cell>
          <table:table-cell table:style-name="ce6" table:formula="of:=ROUND([.H$16]+IF(ABS([.$B$12])&gt;0.01;[.$B18]*[.$C$12]+[.$B$13];0);0)" office:value-type="float" office:value="1099">
            <text:p>1099</text:p>
          </table:table-cell>
          <table:table-cell table:style-name="ce6"/>
          <table:table-cell table:number-columns-repeated="5"/>
        </table:table-row>
        <table:table-row table:style-name="ro1">
          <table:table-cell/>
          <table:table-cell table:style-name="ce5" table:formula="of:=[.B20]+25" office:value-type="float" office:value="1350">
            <text:p>1350</text:p>
          </table:table-cell>
          <table:table-cell table:style-name="ce5" office:value-type="float" office:value="-100">
            <text:p>-100</text:p>
          </table:table-cell>
          <table:table-cell table:style-name="ce10" office:value-type="string" table:number-columns-spanned="5" table:number-rows-spanned="1">
            <text:p>Caps-X-round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style-name="ce5" office:value-type="float" office:value="1300">
            <text:p>1300</text:p>
          </table:table-cell>
          <table:table-cell table:number-columns-repeated="5"/>
        </table:table-row>
        <table:table-row table:style-name="ro1">
          <table:table-cell/>
          <table:table-cell table:style-name="ce5" table:formula="of:=[.$B$7]-[.$B$11]/2" office:value-type="float" office:value="1325">
            <text:p>1325</text:p>
          </table:table-cell>
          <table:table-cell table:style-name="ce5" table:formula="of:=[.C19]" office:value-type="float" office:value="-100">
            <text:p>-100</text:p>
          </table:table-cell>
          <table:table-cell table:style-name="ce10" office:value-type="string" table:number-columns-spanned="5" table:number-rows-spanned="1">
            <text:p>Caps-X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style-name="ce5" table:formula="of:=[.I19]" office:value-type="float" office:value="1300">
            <text:p>1300</text:p>
          </table:table-cell>
          <table:table-cell table:number-columns-repeated="5"/>
        </table:table-row>
        <table:table-row table:style-name="ro1">
          <table:table-cell/>
          <table:table-cell table:style-name="ce5" table:formula="of:=[.$B$22]+25" office:value-type="float" office:value="974">
            <text:p>974</text:p>
          </table:table-cell>
          <table:table-cell table:style-name="ce5" table:formula="of:=[.C20]" office:value-type="float" office:value="-100">
            <text:p>-100</text:p>
          </table:table-cell>
          <table:table-cell table:style-name="ce10" office:value-type="string" table:number-columns-spanned="5" table:number-rows-spanned="1">
            <text:p>Small-X-round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style-name="ce5" table:formula="of:=[.I20]" office:value-type="float" office:value="1300">
            <text:p>1300</text:p>
          </table:table-cell>
          <table:table-cell table:number-columns-repeated="5"/>
        </table:table-row>
        <table:table-row table:style-name="ro1">
          <table:table-cell/>
          <table:table-cell table:style-name="ce5" table:formula="of:=[.$B$8]-[.$B$11]/2" office:value-type="float" office:value="949">
            <text:p>949</text:p>
          </table:table-cell>
          <table:table-cell table:style-name="ce5" table:formula="of:=[.C21]" office:value-type="float" office:value="-100">
            <text:p>-100</text:p>
          </table:table-cell>
          <table:table-cell table:style-name="ce10" office:value-type="string" table:number-columns-spanned="5" table:number-rows-spanned="1">
            <text:p>Small-X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style-name="ce5" table:formula="of:=[.I21]" office:value-type="float" office:value="1300">
            <text:p>1300</text:p>
          </table:table-cell>
          <table:table-cell table:number-columns-repeated="5"/>
        </table:table-row>
        <table:table-row table:style-name="ro1">
          <table:table-cell/>
          <table:table-cell table:style-name="ce5" table:formula="of:=[.$B$11]/2" office:value-type="float" office:value="75">
            <text:p>75</text:p>
          </table:table-cell>
          <table:table-cell table:style-name="ce5" table:formula="of:=[.C22]" office:value-type="float" office:value="-100">
            <text:p>-100</text:p>
          </table:table-cell>
          <table:table-cell table:style-name="ce10" office:value-type="string" table:number-columns-spanned="5" table:number-rows-spanned="1">
            <text:p>Bottom-X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style-name="ce5" table:formula="of:=[.I22]" office:value-type="float" office:value="1300">
            <text:p>1300</text:p>
          </table:table-cell>
          <table:table-cell table:number-columns-repeated="5"/>
        </table:table-row>
        <table:table-row table:style-name="ro1">
          <table:table-cell/>
          <table:table-cell table:style-name="ce6" table:formula="of:=[.B23]-25" office:value-type="float" office:value="50">
            <text:p>50</text:p>
          </table:table-cell>
          <table:table-cell table:style-name="ce6" table:formula="of:=[.C23]" office:value-type="float" office:value="-100">
            <text:p>-100</text:p>
          </table:table-cell>
          <table:table-cell table:style-name="ce11" office:value-type="string" table:number-columns-spanned="5" table:number-rows-spanned="1">
            <text:p>Bottom-X-Round</text:p>
          </table:table-cell>
          <table:covered-table-cell table:style-name="ce6"/>
          <table:covered-table-cell table:style-name="ce6"/>
          <table:covered-table-cell table:style-name="ce6"/>
          <table:covered-table-cell table:style-name="ce6"/>
          <table:table-cell table:style-name="ce6" table:formula="of:=[.I23]" office:value-type="float" office:value="1300">
            <text:p>1300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float" office:value="-700">
            <text:p>-700</text:p>
          </table:table-cell>
          <table:table-cell table:style-name="ce5"/>
          <table:table-cell table:style-name="ce5" table:formula="of:=ROUND([.D$16]+IF(ABS([.$B$12])&gt;0.01;[.$B25]*[.$C$12]+[.$B$13];0);0)" office:value-type="float" office:value="130">
            <text:p>130</text:p>
          </table:table-cell>
          <table:table-cell table:style-name="ce5" table:formula="of:=ROUND([.E$16]+IF(ABS([.$B$12])&gt;0.01;[.$B25]*[.$C$12]+[.$B$13];0);0)" office:value-type="float" office:value="205">
            <text:p>205</text:p>
          </table:table-cell>
          <table:table-cell table:style-name="ce5" table:formula="of:=ROUND([.F$16]+IF(ABS([.$B$12])&gt;0.01;[.$B25]*[.$C$12]+[.$B$13];0);0)" office:value-type="float" office:value="615">
            <text:p>615</text:p>
          </table:table-cell>
          <table:table-cell table:style-name="ce5" table:formula="of:=ROUND([.G$16]+IF(ABS([.$B$12])&gt;0.01;[.$B25]*[.$C$12]+[.$B$13];0);0)" office:value-type="float" office:value="1024">
            <text:p>1024</text:p>
          </table:table-cell>
          <table:table-cell table:style-name="ce5" table:formula="of:=ROUND([.H$16]+IF(ABS([.$B$12])&gt;0.01;[.$B25]*[.$C$12]+[.$B$13];0);0)" office:value-type="float" office:value="1099">
            <text:p>1099</text:p>
          </table:table-cell>
          <table:table-cell table:style-name="ce5"/>
          <table:table-cell table:number-columns-repeated="5"/>
        </table:table-row>
        <table:table-row table:style-name="ro1">
          <table:table-cell/>
          <table:table-cell table:style-name="ce4" office:value-type="float" office:value="-750">
            <text:p>-750</text:p>
          </table:table-cell>
          <table:table-cell table:style-name="ce5" table:formula="of:=ROUND([.C$16]+IF(ABS([.$B$12])&gt;0.01;[.$B26]*[.$C$12]+[.$B$13];0);0)" office:value-type="float" office:value="0">
            <text:p>0</text:p>
          </table:table-cell>
          <table:table-cell table:style-name="ce5" table:number-columns-repeated="5"/>
          <table:table-cell table:style-name="ce5" table:formula="of:=ROUND([.I$16]+IF(ABS([.$B$12])&gt;0.01;[.$B26]*[.$C$12]+[.$B$13];0);0)" office:value-type="float" office:value="1229">
            <text:p>1229</text:p>
          </table:table-cell>
          <table:table-cell table:number-columns-repeated="5"/>
        </table:table-row>
        <table:table-row table:style-name="ro1" table:number-rows-repeated="3">
          <table:table-cell table:number-columns-repeated="14"/>
        </table:table-row>
        <table:table-row table:style-name="ro2">
          <table:table-cell table:formula="of:=CONCATENATE([.$C$17];&quot; &quot;;[.$B$17];&quot; m 0&quot;;CHAR(10);&quot; &quot;;[.$C$26];&quot; &quot;;[.$B$26];&quot; l 0&quot;;CHAR(10);&quot;  Named: &quot;;CHAR(34);[.$C$15];CHAR(34))" office:value-type="string" office:string-value="0 1850 m 0&#10; 0 -750 l 0&#10;  Named: &quot;LEFT&quot;">
            <text:p>0 1850 m 0</text:p>
            <text:p><text:s/>0 -750 l 0</text:p>
            <text:p><text:s text:c="2"/>Named: "LEFT"</text:p>
          </table:table-cell>
          <table:table-cell table:formula="of:=CONCATENATE([.$C$23];&quot; &quot;;[.$B$23];&quot; m 0&quot;;CHAR(10);&quot; &quot;;[.$I$23];&quot; &quot;;[.$B$23];&quot; l 0&quot;;CHAR(10);&quot;  Named: &quot;;CHAR(34);[.$D$23];CHAR(34))" office:value-type="string" office:string-value="-100 75 m 0&#10; 1300 75 l 0&#10;  Named: &quot;Bottom-X&quot;">
            <text:p>-100 75 m 0</text:p>
            <text:p><text:s/>1300 75 l 0</text:p>
            <text:p><text:s text:c="2"/>Named: "Bottom-X"</text:p>
          </table:table-cell>
          <table:table-cell table:number-columns-repeated="8"/>
          <table:table-cell table:style-name="ce12" table:formula="of:=CONCATENATE([.A30];CHAR(10);[.A31];CHAR(10);[.A32];CHAR(10);[.A33];CHAR(10);[.A34];CHAR(10);[.A35];CHAR(10);[.A36])" office:value-type="string" office:string-value="0 1850 m 0&#10; 0 -750 l 0&#10;  Named: &quot;LEFT&quot;&#10;1229 1850 m 0&#10; 1229 -750 l 0&#10;  Named: &quot;RIGHT&quot;&#10;615 1800 m 0&#10; 615 -700 l 0&#10;  Named: &quot;Y&quot;&#10;130 1800 m 0&#10; 130 -700 l 0&#10;  Named: &quot;LSide&quot;&#10;1099 1800 m 0&#10; 1099 -700 l 0&#10;  Named: &quot;RSide&quot;&#10;205 1800 m 0&#10; 205 -700 l 0&#10;  Named: &quot;L-Y&quot;&#10;1024 1800 m 0&#10; 1024 -700 l 0&#10;  Named: &quot;R-Y&quot;" table:number-columns-spanned="2" table:number-rows-spanned="7">
            <text:p>0 1850 m 0</text:p>
            <text:p><text:s/>0 -750 l 0</text:p>
            <text:p><text:s text:c="2"/>Named: "LEFT"</text:p>
            <text:p>1229 1850 m 0</text:p>
            <text:p><text:s/>1229 -750 l 0</text:p>
            <text:p><text:s text:c="2"/>Named: "RIGHT"</text:p>
            <text:p>615 1800 m 0</text:p>
            <text:p><text:s/>615 -700 l 0</text:p>
            <text:p><text:s text:c="2"/>Named: "Y"</text:p>
            <text:p>130 1800 m 0</text:p>
            <text:p><text:s/>130 -700 l 0</text:p>
            <text:p><text:s text:c="2"/>Named: "LSide"</text:p>
            <text:p>1099 1800 m 0</text:p>
            <text:p><text:s/>1099 -700 l 0</text:p>
            <text:p><text:s text:c="2"/>Named: "RSide"</text:p>
            <text:p>205 1800 m 0</text:p>
            <text:p><text:s/>205 -700 l 0</text:p>
            <text:p><text:s text:c="2"/>Named: "L-Y"</text:p>
            <text:p>1024 1800 m 0</text:p>
            <text:p><text:s/>1024 -700 l 0</text:p>
            <text:p><text:s text:c="2"/>Named: "R-Y"</text:p>
          </table:table-cell>
          <table:covered-table-cell/>
          <table:table-cell table:style-name="ce12" table:formula="of:=CONCATENATE([.B30];CHAR(10);[.B31];CHAR(10);[.B32];CHAR(10);[.B33];CHAR(10);[.B34];CHAR(10);[.B35])" office:value-type="string" office:string-value="-100 75 m 0&#10; 1300 75 l 0&#10;  Named: &quot;Bottom-X&quot;&#10;-100 949 m 0&#10; 1300 949 l 0&#10;  Named: &quot;Small-X&quot;&#10;-100 1325 m 0&#10; 1300 1325 l 0&#10;  Named: &quot;Caps-X&quot;&#10;-100 50 m 0&#10; 1300 50 l 0&#10;  Named: &quot;Bottom-X-Round&quot;&#10;-100 974 m 0&#10; 1300 974 l 0&#10;  Named: &quot;Small-X-round&quot;&#10;-100 1350 m 0&#10; 1300 1350 l 0&#10;  Named: &quot;Caps-X-round&quot;" table:number-columns-spanned="2" table:number-rows-spanned="7">
            <text:p>-100 75 m 0</text:p>
            <text:p><text:s/>1300 75 l 0</text:p>
            <text:p><text:s text:c="2"/>Named: "Bottom-X"</text:p>
            <text:p>-100 949 m 0</text:p>
            <text:p><text:s/>1300 949 l 0</text:p>
            <text:p><text:s text:c="2"/>Named: "Small-X"</text:p>
            <text:p>-100 1325 m 0</text:p>
            <text:p><text:s/>1300 1325 l 0</text:p>
            <text:p><text:s text:c="2"/>Named: "Caps-X"</text:p>
            <text:p>-100 50 m 0</text:p>
            <text:p><text:s/>1300 50 l 0</text:p>
            <text:p><text:s text:c="2"/>Named: "Bottom-X-Round"</text:p>
            <text:p>-100 974 m 0</text:p>
            <text:p><text:s/>1300 974 l 0</text:p>
            <text:p><text:s text:c="2"/>Named: "Small-X-round"</text:p>
            <text:p>-100 1350 m 0</text:p>
            <text:p><text:s/>1300 1350 l 0</text:p>
            <text:p><text:s text:c="2"/>Named: "Caps-X-round"</text:p>
          </table:table-cell>
          <table:covered-table-cell/>
        </table:table-row>
        <table:table-row table:style-name="ro3">
          <table:table-cell table:formula="of:=CONCATENATE([.$I$17];&quot; &quot;;[.$B$17];&quot; m 0&quot;;CHAR(10);&quot; &quot;;[.$I$26];&quot; &quot;;[.$B$26];&quot; l 0&quot;;CHAR(10);&quot;  Named: &quot;;CHAR(34);[.$I$15];CHAR(34))" office:value-type="string" office:string-value="1229 1850 m 0&#10; 1229 -750 l 0&#10;  Named: &quot;RIGHT&quot;">
            <text:p>1229 1850 m 0</text:p>
            <text:p><text:s/>1229 -750 l 0</text:p>
            <text:p><text:s text:c="2"/>Named: "RIGHT"</text:p>
          </table:table-cell>
          <table:table-cell table:formula="of:=CONCATENATE([.$C$22];&quot; &quot;;[.$B$22];&quot; m 0&quot;;CHAR(10);&quot; &quot;;[.$I$22];&quot; &quot;;[.$B$22];&quot; l 0&quot;;CHAR(10);&quot;  Named: &quot;;CHAR(34);[.$D$22];CHAR(34))" office:value-type="string" office:string-value="-100 949 m 0&#10; 1300 949 l 0&#10;  Named: &quot;Small-X&quot;">
            <text:p>-100 949 m 0</text:p>
            <text:p><text:s/>1300 949 l 0</text:p>
            <text:p><text:s text:c="2"/>Named: "Small-X"</text:p>
          </table:table-cell>
          <table:table-cell table:number-columns-repeated="8"/>
          <table:covered-table-cell table:number-columns-repeated="4"/>
        </table:table-row>
        <table:table-row table:style-name="ro3">
          <table:table-cell table:formula="of:=CONCATENATE([.$F$18];&quot; &quot;;[.$B$18];&quot; m 0&quot;;CHAR(10);&quot; &quot;;[.$F$25];&quot; &quot;;[.$B$25];&quot; l 0&quot;;CHAR(10);&quot;  Named: &quot;;CHAR(34);[.$F$15];CHAR(34))" office:value-type="string" office:string-value="615 1800 m 0&#10; 615 -700 l 0&#10;  Named: &quot;Y&quot;">
            <text:p>615 1800 m 0</text:p>
            <text:p><text:s/>615 -700 l 0</text:p>
            <text:p><text:s text:c="2"/>Named: "Y"</text:p>
          </table:table-cell>
          <table:table-cell table:formula="of:=CONCATENATE([.$C$20];&quot; &quot;;[.$B$20];&quot; m 0&quot;;CHAR(10);&quot; &quot;;[.$I$20];&quot; &quot;;[.$B$20];&quot; l 0&quot;;CHAR(10);&quot;  Named: &quot;;CHAR(34);[.$D$20];CHAR(34))" office:value-type="string" office:string-value="-100 1325 m 0&#10; 1300 1325 l 0&#10;  Named: &quot;Caps-X&quot;">
            <text:p>-100 1325 m 0</text:p>
            <text:p><text:s/>1300 1325 l 0</text:p>
            <text:p><text:s text:c="2"/>Named: "Caps-X"</text:p>
          </table:table-cell>
          <table:table-cell table:number-columns-repeated="8"/>
          <table:covered-table-cell table:number-columns-repeated="4"/>
        </table:table-row>
        <table:table-row table:style-name="ro3">
          <table:table-cell table:formula="of:=CONCATENATE([.$D$18];&quot; &quot;;[.$B$18];&quot; m 0&quot;;CHAR(10);&quot; &quot;;[.$D$25];&quot; &quot;;[.$B$25];&quot; l 0&quot;;CHAR(10);&quot;  Named: &quot;;CHAR(34);[.$D$15];CHAR(34))" office:value-type="string" office:string-value="130 1800 m 0&#10; 130 -700 l 0&#10;  Named: &quot;LSide&quot;">
            <text:p>130 1800 m 0</text:p>
            <text:p><text:s/>130 -700 l 0</text:p>
            <text:p><text:s text:c="2"/>Named: "LSide"</text:p>
          </table:table-cell>
          <table:table-cell table:formula="of:=CONCATENATE([.$C$24];&quot; &quot;;[.$B$24];&quot; m 0&quot;;CHAR(10);&quot; &quot;;[.$I$24];&quot; &quot;;[.$B$24];&quot; l 0&quot;;CHAR(10);&quot;  Named: &quot;;CHAR(34);[.$D$24];CHAR(34))" office:value-type="string" office:string-value="-100 50 m 0&#10; 1300 50 l 0&#10;  Named: &quot;Bottom-X-Round&quot;">
            <text:p>-100 50 m 0</text:p>
            <text:p><text:s/>1300 50 l 0</text:p>
            <text:p><text:s text:c="2"/>Named: "Bottom-X-Round"</text:p>
          </table:table-cell>
          <table:table-cell table:number-columns-repeated="8"/>
          <table:covered-table-cell table:number-columns-repeated="4"/>
        </table:table-row>
        <table:table-row table:style-name="ro3">
          <table:table-cell table:formula="of:=CONCATENATE([.$H$18];&quot; &quot;;[.$B$18];&quot; m 0&quot;;CHAR(10);&quot; &quot;;[.$H$25];&quot; &quot;;[.$B$25];&quot; l 0&quot;;CHAR(10);&quot;  Named: &quot;;CHAR(34);[.$H$15];CHAR(34))" office:value-type="string" office:string-value="1099 1800 m 0&#10; 1099 -700 l 0&#10;  Named: &quot;RSide&quot;">
            <text:p>1099 1800 m 0</text:p>
            <text:p><text:s/>1099 -700 l 0</text:p>
            <text:p><text:s text:c="2"/>Named: "RSide"</text:p>
          </table:table-cell>
          <table:table-cell table:formula="of:=CONCATENATE([.$C$21];&quot; &quot;;[.$B$21];&quot; m 0&quot;;CHAR(10);&quot; &quot;;[.$I$21];&quot; &quot;;[.$B$21];&quot; l 0&quot;;CHAR(10);&quot;  Named: &quot;;CHAR(34);[.$D$21];CHAR(34))" office:value-type="string" office:string-value="-100 974 m 0&#10; 1300 974 l 0&#10;  Named: &quot;Small-X-round&quot;">
            <text:p>-100 974 m 0</text:p>
            <text:p><text:s/>1300 974 l 0</text:p>
            <text:p><text:s text:c="2"/>Named: "Small-X-round"</text:p>
          </table:table-cell>
          <table:table-cell table:number-columns-repeated="8"/>
          <table:covered-table-cell table:number-columns-repeated="4"/>
        </table:table-row>
        <table:table-row table:style-name="ro3">
          <table:table-cell table:formula="of:=CONCATENATE([.$E$18];&quot; &quot;;[.$B$18];&quot; m 0&quot;;CHAR(10);&quot; &quot;;[.$E$25];&quot; &quot;;[.$B$25];&quot; l 0&quot;;CHAR(10);&quot;  Named: &quot;;CHAR(34);[.$E$15];CHAR(34))" office:value-type="string" office:string-value="205 1800 m 0&#10; 205 -700 l 0&#10;  Named: &quot;L-Y&quot;">
            <text:p>205 1800 m 0</text:p>
            <text:p><text:s/>205 -700 l 0</text:p>
            <text:p><text:s text:c="2"/>Named: "L-Y"</text:p>
          </table:table-cell>
          <table:table-cell table:formula="of:=CONCATENATE([.$C$19];&quot; &quot;;[.$B$19];&quot; m 0&quot;;CHAR(10);&quot; &quot;;[.$I$19];&quot; &quot;;[.$B$19];&quot; l 0&quot;;CHAR(10);&quot;  Named: &quot;;CHAR(34);[.$D$19];CHAR(34))" office:value-type="string" office:string-value="-100 1350 m 0&#10; 1300 1350 l 0&#10;  Named: &quot;Caps-X-round&quot;">
            <text:p>-100 1350 m 0</text:p>
            <text:p><text:s/>1300 1350 l 0</text:p>
            <text:p><text:s text:c="2"/>Named: "Caps-X-round"</text:p>
          </table:table-cell>
          <table:table-cell table:number-columns-repeated="8"/>
          <table:covered-table-cell table:number-columns-repeated="4"/>
        </table:table-row>
        <table:table-row table:style-name="ro3">
          <table:table-cell table:formula="of:=CONCATENATE([.$G$18];&quot; &quot;;[.$B$18];&quot; m 0&quot;;CHAR(10);&quot; &quot;;[.$G$25];&quot; &quot;;[.$B$25];&quot; l 0&quot;;CHAR(10);&quot;  Named: &quot;;CHAR(34);[.$G$15];CHAR(34))" office:value-type="string" office:string-value="1024 1800 m 0&#10; 1024 -700 l 0&#10;  Named: &quot;R-Y&quot;">
            <text:p>1024 1800 m 0</text:p>
            <text:p><text:s/>1024 -700 l 0</text:p>
            <text:p><text:s text:c="2"/>Named: "R-Y"</text:p>
          </table:table-cell>
          <table:table-cell table:number-columns-repeated="9"/>
          <table:covered-table-cell table:number-columns-repeated="4"/>
        </table:table-row>
      </table:table>
      <table:table table:name="Лист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1" style:language-asian="zxx" style:country-asian="none" style:font-name-complex="Arial1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1">01.03.2010</text:date>, <text:time>18:37:0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19T17:40:14</meta:creation-date>
    <dc:date>2010-03-01T18:37:05</dc:date>
    <meta:editing-duration>PT05H14M52S</meta:editing-duration>
    <meta:editing-cycles>38</meta:editing-cycles>
    <meta:generator>OpenOffice.org/3.1$Unix OpenOffice.org_project/310m21$Build-9319</meta:generator>
    <meta:document-statistic meta:table-count="3" meta:cell-count="92" meta:object-count="0"/>
  </office:meta>
</office:document-meta>
</file>